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ERNANDEZ URRIBURU, DI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387940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YURI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753320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ERNANDEZ URRIBURU, DI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87940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753320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387940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1/08/2021</text:p>
          </table:table-cell>
          <table:table-cell table:style-name="Tabla2.A3" office:value-type="string">
            <text:p text:style-name="P22">955389</text:p>
          </table:table-cell>
          <table:table-cell table:style-name="Tabla2.D3" office:value-type="string">
            <text:p text:style-name="P23">3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1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1T19:51:4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